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 fo:line-height="150%"/>
      <style:text-properties style:font-name="Liberation Sans" fo:font-size="20pt" style:font-size-asian="20pt" style:font-size-complex="20pt"/>
    </style:style>
    <style:style style:name="P2" style:family="paragraph" style:parent-style-name="Standard">
      <style:paragraph-properties fo:margin-top="0.0398in" fo:margin-bottom="0.0398in" loext:contextual-spacing="false" fo:line-height="150%"/>
      <style:text-properties style:font-name="Liberation Sans" fo:font-size="20pt" officeooo:rsid="00083620" officeooo:paragraph-rsid="00083620" style:font-size-asian="20pt" style:font-size-complex="20pt"/>
    </style:style>
    <style:style style:name="T1" style:family="text">
      <style:text-properties officeooo:rsid="000836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</text:p>
      <text:p text:style-name="P1">float</text:p>
      <text:p text:style-name="P1">bool</text:p>
      <text:p text:style-name="P1">str</text:p>
      <text:p text:style-name="P1">list</text:p>
      <text:p text:style-name="P1">dict</text:p>
      <text:p text:style-name="P1">tuple</text:p>
      <text:p text:style-name="P1">set</text:p>
      <text:p text:style-name="P1">operators</text:p>
      <text:p text:style-name="P1">indentation</text:p>
      <text:p text:style-name="P2">errors</text:p>
      <text:p text:style-name="P1">indexing</text:p>
      <text:p text:style-name="P1">slicing</text:p>
      <text:p text:style-name="P1">print()</text:p>
      <text:p text:style-name="P1">input()</text:p>
      <text:p text:style-name="P1">len()</text:p>
      <text:p text:style-name="P1">sum()</text:p>
      <text:p text:style-name="P1">range()</text:p>
      <text:p text:style-name="P1">enumerate()</text:p>
      <text:p text:style-name="P1">zip()</text:p>
      <text:p text:style-name="P1">type()</text:p>
      <text:p text:style-name="P1">dir()</text:p>
      <text:p text:style-name="P1">open()</text:p>
      <text:p text:style-name="P1">f<text:span text:style-name="T1">ormat strings</text:span></text:p>
      <text:p text:style-name="P1">iPython</text:p>
      <text:p text:style-name="P1">Jupyter</text:p>
      <text:p text:style-name="P1">editors</text:p>
      <text:p text:style-name="P1">pip</text:p>
      <text:p text:style-name="P1">black</text:p>
      <text:p text:style-name="P1">import</text:p>
      <text:p text:style-name="P1">for <text:span text:style-name="T1">x in y:</text:span></text:p>
      <text:p text:style-name="P1">while <text:span text:style-name="T1">x:</text:span></text:p>
      <text:p text:style-name="P1">if .. elif .. else</text:p>
      <text:p text:style-name="P1">try .. except</text:p>
      <text:p text:style-name="P1">assert</text:p>
      <text:p text:style-name="P2">debugging</text:p>
      <text:p text:style-name="P2">functions</text:p>
      <text:p text:style-name="P2">def</text:p>
      <text:p text:style-name="P2">min()</text:p>
      <text:p text:style-name="P2">max()</text:p>
      <text:p text:style-name="P2">abs()</text:p>
      <text:p text:style-name="P2">paths</text:p>
      <text:p text:style-name="P2">reserved words</text:p>
      <text:p text:style-name="P2">type conversion</text:p>
      <text:p text:style-name="P2">variables</text:p>
      <text:p text:style-name="P2">and</text:p>
      <text:p text:style-name="P2">or</text:p>
      <text:p text:style-name="P2">type annotation</text:p>
      <text:p text:style-name="P2">comments</text:p>
      <text:p text:style-name="P2">triple quotes</text:p>
      <text:p text:style-name="P2">paths</text:p>
      <text:p text:style-name="P2">builtin modules</text:p>
      <text:p text:style-name="P2">help pages</text:p>
      <text:p text:style-name="P2">PEP8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columns fo:column-count="3" fo:column-gap="0.2in">
          <style:column style:rel-width="3165*" fo:start-indent="0in" fo:end-indent="0.1in"/>
          <style:column style:rel-width="3309*" fo:start-indent="0.1in" fo:end-indent="0.1in"/>
          <style:column style:rel-width="3167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07T13:30:03.682814342</meta:creation-date>
    <dc:date>2024-07-07T13:39:20.689959440</dc:date>
    <meta:editing-duration>PT9M19S</meta:editing-duration>
    <meta:editing-cycles>1</meta:editing-cycles>
    <meta:document-statistic meta:table-count="0" meta:image-count="0" meta:object-count="0" meta:page-count="1" meta:paragraph-count="54" meta:word-count="71" meta:character-count="395" meta:non-whitespace-character-count="378"/>
    <meta:generator>LibreOffice/6.4.7.2$Linux_X86_64 LibreOffice_project/40$Build-2</meta:generator>
  </office:meta>
</office:document-meta>
</file>